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margin-top="0.139in" fo:margin-bottom="2.5in" loext:contextual-spacing="false" fo:line-height="100%" fo:orphans="2" fo:widows="2"/>
    </style:style>
    <style:style style:name="P3" style:family="paragraph" style:parent-style-name="Standard">
      <style:paragraph-properties fo:margin-top="0.139in" fo:margin-bottom="2.5in" loext:contextual-spacing="false" fo:line-height="100%" fo:orphans="2" fo:widows="2"/>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0043in" fo:margin-right="0in" fo:margin-top="0in" fo:margin-bottom="0in" loext:contextual-spacing="false" fo:line-height="130%" fo:orphans="2" fo:widows="2" fo:text-indent="0in" style:auto-text-indent="false"/>
      <style:text-properties fo:color="#595959" style:font-name="Lato" style:font-name-asian="Lato1" style:font-name-complex="Lato1"/>
    </style:style>
    <style:style style:name="P7" style:family="paragraph" style:parent-style-name="Standard">
      <style:paragraph-properties fo:margin-left="0in" fo:margin-right="0in" fo:text-indent="0.0783in" style:auto-text-indent="false"/>
    </style:style>
    <style:style style:name="P8" style:family="paragraph" style:parent-style-name="Standard">
      <style:paragraph-properties fo:margin-left="0.2744in" fo:margin-right="0.2807in" fo:text-indent="0in" style:auto-text-indent="false"/>
    </style:style>
    <style:style style:name="P9"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style>
    <style:style style:name="P12"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loext:graphic-properties draw:fill="solid" draw:fill-color="#cccc99"/>
      <style:paragraph-properties fo:margin-left="0.4453in" fo:margin-right="0.0398in" fo:margin-top="0.0591in" fo:margin-bottom="0.0783in" loext:contextual-spacing="false" fo:line-height="100%" fo:keep-together="auto" fo:orphans="0" fo:widows="0" fo:text-indent="0.039in" style:auto-text-indent="false" fo:background-color="#cccc99" fo:padding="0.0555in" fo:border="0.51pt solid #000000" fo:keep-with-next="auto"/>
    </style:style>
    <style:style style:name="P14"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15"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6"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1665in" fo:margin-bottom="0.0835in" loext:contextual-spacing="false" fo:line-height="100%" fo:keep-together="auto" fo:orphans="0" fo:widows="0" fo:text-indent="0in" style:auto-text-indent="false" fo:padding="0in" fo:border="none" fo:keep-with-next="always"/>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2" style:family="paragraph" style:parent-style-name="Standard" style:master-page-name="Converted1">
      <style:paragraph-properties fo:margin-left="0in" fo:margin-right="0in" fo:margin-top="0in" fo:margin-bottom="0in" loext:contextual-spacing="false" fo:line-height="100%" fo:keep-together="auto" fo:orphans="0" fo:widows="0" fo:text-indent="0in" style:auto-text-indent="false" style:page-number="auto" fo:padding="0in" fo:border="none" fo:keep-with-next="auto"/>
    </style:style>
    <style:style style:name="P2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8" style:family="paragraph" style:parent-style-name="Standard" style:list-style-name="WWNum1">
      <style:paragraph-properties fo:margin-left="0.5in" fo:margin-right="0in" fo:margin-top="0.0398in" fo:margin-bottom="0in" loext:contextual-spacing="false" fo:text-indent="-0.25in" style:auto-text-indent="false"/>
    </style:style>
    <style:style style:name="P29" style:family="paragraph" style:parent-style-name="Standard" style:list-style-name="WWNum4">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in" fo:margin-bottom="0in" loext:contextual-spacing="false" fo:text-indent="-0.25in" style:auto-text-indent="false"/>
    </style:style>
    <style:style style:name="P31" style:family="paragraph" style:parent-style-name="Standard" style:list-style-name="WWNum4">
      <style:paragraph-properties fo:margin-left="0.5in" fo:margin-right="0in" fo:margin-top="0in" fo:margin-bottom="0in" loext:contextual-spacing="false" fo:text-indent="-0.25in" style:auto-text-indent="false"/>
    </style:style>
    <style:style style:name="P32" style:family="paragraph" style:parent-style-name="Standard" style:list-style-name="WWNum1">
      <style:paragraph-properties fo:margin-left="0.5in" fo:margin-right="0in" fo:margin-top="0in" fo:margin-bottom="0.0429in" loext:contextual-spacing="false" fo:text-indent="-0.25in" style:auto-text-indent="false"/>
    </style:style>
    <style:style style:name="P33" style:family="paragraph" style:parent-style-name="Standard" style:list-style-name="WWNum4">
      <style:paragraph-properties fo:margin-left="0.5in" fo:margin-right="0in" fo:margin-top="0in" fo:margin-bottom="0.0429in" loext:contextual-spacing="false" fo:text-indent="-0.25in" style:auto-text-indent="false"/>
    </style:style>
    <style:style style:name="P34" style:family="paragraph" style:parent-style-name="Standard" style:list-style-name="WWNum2">
      <style:paragraph-properties fo:margin-left="0.5in" fo:margin-right="0in" fo:text-indent="-0.25in" style:auto-text-indent="false"/>
    </style:style>
    <style:style style:name="P35" style:family="paragraph" style:parent-style-name="Standard">
      <style:paragraph-properties fo:margin-top="0.1665in" fo:margin-bottom="0.1665in" loext:contextual-spacing="false" fo:line-height="100%"/>
    </style:style>
    <style:style style:name="P36" style:family="paragraph" style:parent-style-name="Heading_20_1" style:list-style-name="WWNum3">
      <style:paragraph-properties fo:text-align="justify" style:justify-single-word="false"/>
    </style:style>
    <style:style style:name="P37" style:family="paragraph" style:parent-style-name="Heading_20_1" style:list-style-name="WWNum3"/>
    <style:style style:name="P38" style:family="paragraph" style:parent-style-name="Heading_20_1">
      <style:paragraph-properties fo:margin-left="0.3in" fo:margin-right="0in" fo:text-align="justify" style:justify-single-word="false" fo:text-indent="0in" style:auto-text-indent="false"/>
    </style:style>
    <style:style style:name="P39" style:family="paragraph" style:parent-style-name="Heading_20_2" style:list-style-name="WWNum3"/>
    <style:style style:name="P40"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style:font-name="Calibri" fo:font-size="14pt" style:font-name-asian="Calibri1" style:font-size-asian="14pt" style:font-name-complex="Calibri1" style:font-size-complex="14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weight="bold" style:font-weight-asian="bold"/>
    </style:style>
    <style:style style:name="T29" style:family="text">
      <style:text-properties style:text-underline-style="none"/>
    </style:style>
    <style:style style:name="T30" style:family="text">
      <style:text-properties fo:color="#1155cc" style:text-underline-style="solid" style:text-underline-width="auto" style:text-underline-color="font-color"/>
    </style:style>
    <style:style style:name="T31" style:family="text">
      <style:text-properties fo:color="#000080" style:font-name="Consolas" fo:background-color="#f8f8f8" loext:char-shading-value="0" style:font-name-asian="Consolas1" style:font-name-complex="Consolas1"/>
    </style:style>
    <style:style style:name="T32" style:family="text">
      <style:text-properties fo:color="#008080" style:font-name="Consolas" fo:background-color="#f8f8f8" loext:char-shading-value="0" style:font-name-asian="Consolas1" style:font-name-complex="Consolas1"/>
    </style:style>
    <style:style style:name="T33" style:family="text">
      <style:text-properties fo:color="#dd1144" style:font-name="Consolas" fo:background-color="#f8f8f8" loext:char-shading-value="0" style:font-name-asian="Consolas1" style:font-name-complex="Consolas1"/>
    </style:style>
    <style:style style:name="T34" style:family="text">
      <style:text-properties fo:color="#333333" style:font-name="Consolas" fo:background-color="#f8f8f8" loext:char-shading-value="0" style:font-name-asian="Consolas1" style:font-name-complex="Consolas1"/>
    </style:style>
    <style:style style:name="T35" style:family="text">
      <style:text-properties fo:color="#333333" style:font-name="Consolas" fo:font-weight="bold" fo:background-color="#f8f8f8" loext:char-shading-value="0" style:font-name-asian="Consolas1" style:font-weight-asian="bold" style:font-name-complex="Consolas1"/>
    </style:style>
    <style:style style:name="T36" style:family="text">
      <style:text-properties fo:color="#990000" style:font-name="Consolas" fo:font-weight="bold" fo:background-color="#f8f8f8" loext:char-shading-value="0" style:font-name-asian="Consolas1" style:font-weight-asian="bold" style:font-name-complex="Consolas1"/>
    </style:style>
    <style:style style:name="T37" style:family="text">
      <style:text-properties fo:color="#0086b3" style:font-name="Consolas" fo:background-color="#f8f8f8" loext:char-shading-value="0" style:font-name-asian="Consolas1" style:font-name-complex="Consolas1"/>
    </style:style>
    <style:style style:name="T38" style:family="text">
      <style:text-properties style:font-name="Arimo" fo:font-size="10pt" fo:font-weight="bold" style:font-name-asian="Arimo1" style:font-size-asian="10pt" style:font-weight-asian="bold" style:font-name-complex="Arimo1" style:font-size-complex="10pt"/>
    </style:style>
    <style:style style:name="T39" style:family="text">
      <style:text-properties fo:color="#999988" style:font-name="Consolas" fo:font-style="italic" fo:background-color="#f8f8f8" loext:char-shading-value="0" style:font-name-asian="Consolas1" style:font-style-asian="italic"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aczyuw2yex2w"/><text:span text:style-name="T1">Desarrollo Web en Entorno Cliente</text:span><text:span text:style-name="T3"><text:line-break/></text:span><text:span text:style-name="T4">UD 04. Eventos</text:span></text:p>
      <text:p text:style-name="P2"><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4"/>
      <text:p text:style-name="P4"/>
      <text:p text:style-name="P4"/>
      <text:p text:style-name="P5"><text:span text:style-name="T6">Actualizado Octubre 2020</text:span></text:p>
      <text:p text:style-name="P6"/>
      <text:p text:style-name="P6"/>
      <text:p text:style-name="P6"/>
      <text:p text:style-name="P7"><text:span text:style-name="T14">Licencia</text:span></text:p>
      <text:p text:style-name="P9"/>
      <text:p text:style-name="P8"><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11"><text:span text:style-name="T8">Nomenclatura</text:span></text:p>
      <text:p text:style-name="P11"><text:span text:style-name="T9">A lo largo de este tema se utilizarán distintos símbolos para distinguir elementos importantes dentro del contenido. Estos símbolos son:</text:span></text:p>
      <text:p text:style-name="P12"/>
      <text:p text:style-name="P13"><text:span text:style-name="T18">📖 </text:span><text:span text:style-name="T10">Importante</text:span></text:p>
      <text:p text:style-name="P15"/>
      <text:p text:style-name="P13"><text:span text:style-name="T19">❕</text:span><text:span text:style-name="T11"> </text:span><text:span text:style-name="T10">Atención</text:span></text:p>
      <text:p text:style-name="P15"/>
      <text:p text:style-name="P13"><text:span text:style-name="T12">💬</text:span><text:span text:style-name="T10"> Interesante</text:span></text:p>
      <text:p text:style-name="P38"/>
      <text:p text:style-name="P17"><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span text:style-name="T21">1. </text:span><text:a xlink:type="simple" xlink:href="#_ge43nvu7ywtj" text:style-name="Index_20_Link" text:visited-style-name="Index_20_Link"><text:span text:style-name="T17">Introducción</text:span></text:a><text:span text:style-name="T17"><text:tab/>3</text:span></text:p>
          <text:p text:style-name="P24"><text:span text:style-name="T21">2. </text:span><text:a xlink:type="simple" xlink:href="#_ufc7q4t6mm5g" text:style-name="Index_20_Link" text:visited-style-name="Index_20_Link"><text:span text:style-name="T13">Eventos</text:span></text:a><text:span text:style-name="T13"><text:tab/>3</text:span></text:p>
          <text:p text:style-name="P27"><text:span text:style-name="T21">2.1. </text:span><text:a xlink:type="simple" xlink:href="#_4klsf52xtj5q" text:style-name="Index_20_Link" text:visited-style-name="Index_20_Link"><text:span text:style-name="T13">Principales eventos</text:span></text:a><text:span text:style-name="T13"><text:tab/>3</text:span></text:p>
          <text:p text:style-name="P27"><text:span text:style-name="T21">2.2. </text:span><text:a xlink:type="simple" xlink:href="#_8dceuqivbfx4" text:style-name="Index_20_Link" text:visited-style-name="Index_20_Link"><text:span text:style-name="T13">Asignando manejadores de eventos desde HTML</text:span></text:a><text:span text:style-name="T13"><text:tab/>3</text:span></text:p>
          <text:p text:style-name="P27"><text:span text:style-name="T21">2.3. </text:span><text:a xlink:type="simple" xlink:href="#_5g7gi3r14ns2" text:style-name="Index_20_Link" text:visited-style-name="Index_20_Link"><text:span text:style-name="T13">Uso del objeto “this” en la gestión de eventos</text:span></text:a><text:span text:style-name="T13"><text:tab/>4</text:span></text:p>
          <text:p text:style-name="P27"><text:span text:style-name="T21">2.4. </text:span><text:a xlink:type="simple" xlink:href="#_xkq11xjnkgy9" text:style-name="Index_20_Link" text:visited-style-name="Index_20_Link"><text:span text:style-name="T13">Asignación de eventos desde código a objetos HTML</text:span></text:a><text:span text:style-name="T13"><text:tab/>4</text:span></text:p>
          <text:p text:style-name="P27"><text:span text:style-name="T21">2.5. </text:span><text:a xlink:type="simple" xlink:href="#_kds7uq3qk2rm" text:style-name="Index_20_Link" text:visited-style-name="Index_20_Link"><text:span text:style-name="T13">Obteniendo información del objeto event</text:span></text:a><text:span text:style-name="T13"><text:tab/>5</text:span></text:p>
          <text:p text:style-name="P27"><text:span text:style-name="T21">2.6. </text:span><text:a xlink:type="simple" xlink:href="#_o92c8op7cfgl" text:style-name="Index_20_Link" text:visited-style-name="Index_20_Link"><text:span text:style-name="T13">Manejadores de eventos desde código</text:span></text:a><text:span text:style-name="T13"><text:tab/>6</text:span></text:p>
          <text:p text:style-name="P24"><text:span text:style-name="T21">3. </text:span><text:a xlink:type="simple" xlink:href="#_fa061inxp9tl" text:style-name="Index_20_Link" text:visited-style-name="Index_20_Link"><text:span text:style-name="T13">Drag and drop (arrastrar y soltar)</text:span></text:a><text:span text:style-name="T13"><text:tab/>6</text:span></text:p>
          <text:p text:style-name="P24"><text:span text:style-name="T21">4. </text:span><text:a xlink:type="simple" xlink:href="#_ech63litfpca" text:style-name="Index_20_Link" text:visited-style-name="Index_20_Link"><text:span text:style-name="T13">Bibliografía</text:span></text:a><text:span text:style-name="T13"><text:tab/>7</text:span></text:p>
          <text:p text:style-name="P25"><text:span text:style-name="T21">5. </text:span><text:a xlink:type="simple" xlink:href="#_g1qlmy5ta6mu" text:style-name="Index_20_Link" text:visited-style-name="Index_20_Link"><text:span text:style-name="T13">Autores (en orden alfabético)</text:span></text:a><text:span text:style-name="T13"><text:tab/>7</text:span></text:p>
        </text:index-body>
      </text:table-of-content>
      <text:p text:style-name="P22"><text:span text:style-name="T22">UD0</text:span><text:span text:style-name="T23">4</text:span><text:span text:style-name="T24">. Eventos</text:span></text:p>
      <text:list xml:id="list1209317254" text:style-name="WWNum3">
        <text:list-item>
          <text:p text:style-name="P37"><text:bookmark text:name="_ge43nvu7ywtj"/>Introducción</text:p>
        </text:list-item>
      </text:list>
      <text:p text:style-name="P26">Los eventos son manejadores que nos proporciona el navegador para que cuando detecte que se produzca una acción (evento), se ejecute un código asociado a esa acción. En esta unidad trataremos los eventos existentes en Javascript y las distintas formas de manejarlos.</text:p>
      <text:list xml:id="list85827536547595" text:continue-numbering="true" text:style-name="WWNum3">
        <text:list-item>
          <text:p text:style-name="P37"><text:bookmark text:name="_ufc7q4t6mm5g"/>Eventos</text:p>
          <text:list>
            <text:list-item>
              <text:p text:style-name="P39"><text:bookmark text:name="_4klsf52xtj5q"/>Principales eventos</text:p>
            </text:list-item>
          </text:list>
        </text:list-item>
      </text:list>
      <text:p text:style-name="Standard">A continuación mostramos un listado de los principales eventos existentes en Javascript:</text:p>
      <text:list xml:id="list1711024434" text:style-name="WWNum1">
        <text:list-item>
          <text:p text:style-name="P28"><text:span text:style-name="T28">onfocus</text:span>: al obtener un foco.</text:p>
        </text:list-item>
        <text:list-item>
          <text:p text:style-name="P30"><text:span text:style-name="T28">onblur</text:span>: al salir del foco de un elemento.</text:p>
        </text:list-item>
        <text:list-item>
          <text:p text:style-name="P30"><text:span text:style-name="T28">onchange</text:span>: al hacer un cambio en un elemento.</text:p>
        </text:list-item>
        <text:list-item>
          <text:p text:style-name="P30"><text:span text:style-name="T28">onclick</text:span>: al hacer un click en el elemento.</text:p>
        </text:list-item>
        <text:list-item>
          <text:p text:style-name="P30"><text:span text:style-name="T28">ondblclick</text:span>: al hacer doble click en un elemento.</text:p>
        </text:list-item>
        <text:list-item>
          <text:p text:style-name="P30"><text:span text:style-name="T28">onkeydown</text:span>: al pulsar una tecla (sin soltarla).</text:p>
        </text:list-item>
        <text:list-item>
          <text:p text:style-name="P30"><text:span text:style-name="T28">onkeyup</text:span>: al soltar una tecla pulsada.</text:p>
        </text:list-item>
        <text:list-item>
          <text:p text:style-name="P30"><text:span text:style-name="T28">onkeypress</text:span>: al pulsar una tecla.</text:p>
        </text:list-item>
        <text:list-item>
          <text:p text:style-name="P30"><text:span text:style-name="T28">onload</text:span>: al cargarse una página.</text:p>
        </text:list-item>
        <text:list-item>
          <text:p text:style-name="P30"><text:span text:style-name="T28">onunload</text:span>: al descargarse una página (salir de ella).</text:p>
        </text:list-item>
        <text:list-item>
          <text:p text:style-name="P30"><text:span text:style-name="T28">onmousedown</text:span>: al hacer clic de ratón (sin soltarlo).</text:p>
        </text:list-item>
        <text:list-item>
          <text:p text:style-name="P30"><text:span text:style-name="T28">onmouseup</text:span>: al soltar el botón del ratón previamente pulsado.</text:p>
        </text:list-item>
        <text:list-item>
          <text:p text:style-name="P30"><text:span text:style-name="T28">onmouseover</text:span>: al entrar encima de un elemento con el ratón.</text:p>
        </text:list-item>
        <text:list-item>
          <text:p text:style-name="P30"><text:span text:style-name="T28">onmouseout</text:span>: al salir de encima de un elemento con el ratón.</text:p>
        </text:list-item>
        <text:list-item>
          <text:p text:style-name="P30"><text:span text:style-name="T28">onsubmit</text:span>: al enviar los datos de un formulario.</text:p>
        </text:list-item>
        <text:list-item>
          <text:p text:style-name="P30"><text:span text:style-name="T28">onreset</text:span>: al resetear los datos de un formulario.</text:p>
        </text:list-item>
        <text:list-item>
          <text:p text:style-name="P30"><text:span text:style-name="T28">onselect</text:span>: al seleccionar un texto.</text:p>
        </text:list-item>
        <text:list-item>
          <text:p text:style-name="P32"><text:span text:style-name="T28">onresize</text:span>: al modificar el tamaño de la página del navegador.</text:p>
        </text:list-item>
      </text:list>
      <text:p text:style-name="P14"><text:span text:style-name="T18">📖 </text:span><text:span text:style-name="T28">Importante: </text:span>El total de eventos disponibles está descrito en esta página <text:a xlink:type="simple" xlink:href="http://www.w3schools.com/jsref/dom_obj_event.as" text:style-name="ListLabel_20_28" text:visited-style-name="ListLabel_20_28"><text:span text:style-name="T30">http://www.w3schools.com/jsref/dom_obj_event.as</text:span></text:a></text:p>
      <text:list xml:id="list85826116955284" text:continue-list="list85827536547595" text:style-name="WWNum3">
        <text:list-item>
          <text:list>
            <text:list-item>
              <text:p text:style-name="P39"><text:bookmark text:name="_8dceuqivbfx4"/>Asignando manejadores de eventos desde HTML</text:p>
            </text:list-item>
          </text:list>
        </text:list-item>
      </text:list>
      <text:p text:style-name="P35">La forma más sencilla (aunque menos práctica para tener un código limpio y ordenado) de indicar que hay un evento asociado a un elemento HTML es indicandolo en el propio código.</text:p>
      <text:p text:style-name="P35"><text:span text:style-name="T28">Ejemplo 1:</text:span></text:p>
      <table:table table:name="Table1" table:style-name="Table1">
        <table:table-column table:style-name="Table1.A"/>
        <table:table-row table:style-name="Table1.1">
          <table:table-cell table:style-name="Table1.A1" office:value-type="string">
            <text:p text:style-name="P18"><text:span text:style-name="T31">&lt;input </text:span><text:span text:style-name="T32">type</text:span><text:span text:style-name="T31">=</text:span><text:span text:style-name="T33">"button"</text:span><text:span text:style-name="T31"> </text:span><text:span text:style-name="T32">value</text:span><text:span text:style-name="T31">=</text:span><text:span text:style-name="T33">"Boton Hola mundo"</text:span><text:span text:style-name="T31"> </text:span><text:span text:style-name="T32">onclick</text:span><text:span text:style-name="T31">=</text:span><text:span text:style-name="T33">"alert('Hola mundo');alert('Adios mundo');"</text:span><text:span text:style-name="T31"> /&gt;</text:span></text:p>
          </table:table-cell>
        </table:table-row>
      </table:table>
      <text:p text:style-name="P35">También en lugar de ejecutar una serie de instrucciones, es posible llamar a una función predefinida.</text:p>
      <text:p text:style-name="P35"><text:span text:style-name="T28">Ejemplo 2:</text:span></text:p>
      <table:table table:name="Table2" table:style-name="Table2">
        <table:table-column table:style-name="Table2.A"/>
        <table:table-row table:style-name="Table2.1">
          <table:table-cell table:style-name="Table2.A1" office:value-type="string">
            <text:p text:style-name="P18"><text:span text:style-name="T31">&lt;input </text:span><text:span text:style-name="T32">type</text:span><text:span text:style-name="T31">=</text:span><text:span text:style-name="T33">"button"</text:span><text:span text:style-name="T31"> </text:span><text:span text:style-name="T32">value</text:span><text:span text:style-name="T31">=</text:span><text:span text:style-name="T33">"Botón miFuncion"</text:span><text:span text:style-name="T31"> </text:span><text:span text:style-name="T32">onclick</text:span><text:span text:style-name="T31">=</text:span><text:span text:style-name="T33">"miFuncion('cadenaParam1');"</text:span><text:span text:style-name="T31"> /&gt;</text:span></text:p>
          </table:table-cell>
        </table:table-row>
      </table:table>
      <text:list xml:id="list85827445700462" text:continue-numbering="true" text:style-name="WWNum3">
        <text:list-item>
          <text:list>
            <text:list-item>
              <text:p text:style-name="P39"><text:bookmark text:name="_5g7gi3r14ns2"/>Uso del objeto “this” en la gestión de eventos</text:p>
            </text:list-item>
          </text:list>
        </text:list-item>
      </text:list>
      <text:p text:style-name="P26">Cuando ejecutamos código dentro de un evento, existe la posibilidad de utilizar <text:s/>un objeto llamado “this”. Este objeto es una referencia al elemento DOM donde se ha producido el evento. Por ejemplo, si el evento se ha producido al hacer clic a una imagen con id=”miImagen”, el objeto “this” referencia a esa imagen, es decir, sería equivalente a referenciar el objeto usando document.getElementById(“miImagen”);</text:p>
      <text:p text:style-name="P16"/>
      <text:p text:style-name="P16"><text:span text:style-name="T28">Ejemplo sin “this”:</text:span></text:p>
      <table:table table:name="Table3" table:style-name="Table3">
        <table:table-column table:style-name="Table3.A"/>
        <table:table-row table:style-name="Table3.1">
          <table:table-cell table:style-name="Table3.A1" office:value-type="string">
            <text:p text:style-name="P18"><text:span text:style-name="T31">&lt;div </text:span><text:span text:style-name="T32">id</text:span><text:span text:style-name="T31">=</text:span><text:span text:style-name="T33">"cont"</text:span><text:span text:style-name="T31"> </text:span><text:span text:style-name="T32">style</text:span><text:span text:style-name="T31">=</text:span><text:span text:style-name="T33">"width:150px; height:60px; border:thin solid silver"</text:span><text:span text:style-name="T31"> </text:span><text:span text:style-name="T32">onmouseover</text:span><text:span text:style-name="T31">=</text:span><text:span text:style-name="T33">"document.getElementById('cont').style.borderColor='black';"</text:span><text:span text:style-name="T31"> </text:span><text:span text:style-name="T32">onmouseout</text:span><text:span text:style-name="T31">=</text:span><text:span text:style-name="T33">"document.getElementById('cont').style.borderColor='red';"</text:span><text:span text:style-name="T31">&gt;</text:span><text:span text:style-name="T34"><text:line-break/> <text:s/>Contenidos<text:line-break/></text:span><text:span text:style-name="T31">&lt;/div&gt;</text:span></text:p>
          </table:table-cell>
        </table:table-row>
      </table:table>
      <text:p text:style-name="P16"><text:span text:style-name="T28">Equivalente con “this”:</text:span></text:p>
      <table:table table:name="Table4" table:style-name="Table4">
        <table:table-column table:style-name="Table4.A"/>
        <table:table-row table:style-name="Table4.1">
          <table:table-cell table:style-name="Table4.A1" office:value-type="string">
            <text:p text:style-name="P18"><text:span text:style-name="T31">&lt;div </text:span><text:span text:style-name="T32">id</text:span><text:span text:style-name="T31">=</text:span><text:span text:style-name="T33">"cont"</text:span><text:span text:style-name="T31"> </text:span><text:span text:style-name="T32">style</text:span><text:span text:style-name="T31">=</text:span><text:span text:style-name="T33">"width:150px; height:60px; border:thin solid silver"</text:span><text:span text:style-name="T31"> </text:span><text:span text:style-name="T32">onmouseover</text:span><text:span text:style-name="T31">=</text:span><text:span text:style-name="T33">this.style.borderColor</text:span><text:span text:style-name="T31">=</text:span><text:span text:style-name="T33">'black'</text:span><text:span text:style-name="T31">;" </text:span><text:span text:style-name="T32">onmouseout</text:span><text:span text:style-name="T31">=</text:span><text:span text:style-name="T33">"this.style.borderColor='red';"</text:span><text:span text:style-name="T31">&gt;</text:span><text:span text:style-name="T34"><text:line-break/> <text:s/>Contenidos<text:line-break/></text:span><text:span text:style-name="T31">&lt;/div&gt;</text:span></text:p>
          </table:table-cell>
        </table:table-row>
      </table:table>
      <text:p text:style-name="P16"/>
      <text:list xml:id="list85825881934341" text:continue-numbering="true" text:style-name="WWNum3">
        <text:list-item>
          <text:list>
            <text:list-item>
              <text:p text:style-name="P39"><text:bookmark text:name="_xkq11xjnkgy9"/>Asignación de eventos desde código a objetos HTML</text:p>
            </text:list-item>
          </text:list>
        </text:list-item>
      </text:list>
      <text:p text:style-name="P16">Es posible asignar y/o modificar mediante código el manejador de un evento predefinido en un documento HTML de una forma similar a esta. </text:p>
      <text:p text:style-name="P16">Supongamos que tenemos un objeto dentro del DOM con id=”miObjeto” que posee el evento “onclick” sin asignar y la función “mostrarMensaje”.</text:p>
      <text:p text:style-name="P16">Podemos referenciar al elemento HTML con “document.getElementById” y asignar la función como manejador del evento como vemos en este código</text:p>
      <table:table table:name="Table5" table:style-name="Table5">
        <table:table-column table:style-name="Table5.A"/>
        <table:table-row table:style-name="Table5.1">
          <table:table-cell table:style-name="Table5.A1" office:value-type="string">
            <text:p text:style-name="P18"><text:span text:style-name="T35">function</text:span><text:span text:style-name="T34"> </text:span><text:span text:style-name="T36">mostrarMensaje</text:span><text:span text:style-name="T34">(){<text:line-break/><text:tab/>alert(</text:span><text:span text:style-name="T33">"Hola"</text:span><text:span text:style-name="T34">);<text:line-break/>}<text:line-break/></text:span><text:span text:style-name="T37">document</text:span><text:span text:style-name="T34">.getElementById(</text:span><text:span text:style-name="T33">"miObjeto"</text:span><text:span text:style-name="T34">).onclick=mostrarMensaje;</text:span></text:p>
          </table:table-cell>
        </table:table-row>
      </table:table>
      <text:p text:style-name="P1"/>
      <text:p text:style-name="P1"/>
      <text:p text:style-name="P14"><text:span text:style-name="T19">❕</text:span><text:span text:style-name="T38"> </text:span><text:span text:style-name="T28">Atención: </text:span>fijaros que pone “<text:span text:style-name="T28">mostrarMensaje</text:span>”. Así asigna la función como manejadora del evento. Si ponemos “<text:span text:style-name="T28">mostrarMensaje()</text:span>” no funcionará, ya que ejecutará la función y asignará su resultado devuelto al manejador.</text:p>
      <text:p text:style-name="P1"/>
      <text:p text:style-name="P1">Realizar la asignación de eventos de esta forma nos permite facilitar la separación de código e interfaz, ya que se traslada la asignación del manejador del documento HTML al código JS.</text:p>
      <text:p text:style-name="P1"/>
      <text:p text:style-name="P1">Una operación típica dentro del manejo de eventos, es la de comenzar a ejecutar código cuando se haya acabado de cargar una página HTML. Esto ocurre porque si escribimos código Javascript que se ejecute al iniciar la página, pero no nos aseguramos que la página está completamente cargada, es posible que nos de errores (a menudo aleatorios) del estilo de “no encuentro el elemento X del DOM”, ya que el código Javascript se ha ejecutado antes de la carga de dicho elemento.</text:p>
      <text:p text:style-name="P1"/>
      <text:p text:style-name="P1">Ejemplo de código que se ejecuta una vez se ha cargado el DOM:</text:p>
      <table:table table:name="Table6" table:style-name="Table6">
        <table:table-column table:style-name="Table6.A"/>
        <text:soft-page-break/>
        <table:table-row table:style-name="Table6.1">
          <table:table-cell table:style-name="Table6.A1" office:value-type="string">
            <text:p text:style-name="P18"><text:span text:style-name="T39">// Funcion que se ejecuta cuando se ha cargado todo el DOM</text:span><text:span text:style-name="T34"><text:line-break/></text:span><text:span text:style-name="T35">function</text:span><text:span text:style-name="T34"> </text:span><text:span text:style-name="T36">inicio</text:span><text:span text:style-name="T34">(){<text:line-break/> <text:s/></text:span><text:span text:style-name="T39">//Codigo a ejecutar </text:span><text:span text:style-name="T34"><text:line-break/>}<text:line-break/></text:span><text:span text:style-name="T39">// Asignamos la funcion inicio al manejador onload de body.</text:span><text:span text:style-name="T34"><text:line-break/></text:span><text:span text:style-name="T39">// Esto garantiza que el codigo de "inicio" se ejecute con todo el DOM cargado</text:span><text:span text:style-name="T34"><text:line-break/></text:span><text:span text:style-name="T37">document</text:span><text:span text:style-name="T34">.body.onload=</text:span><text:span text:style-name="T33">"inicio"</text:span></text:p>
          </table:table-cell>
        </table:table-row>
      </table:table>
      <text:p text:style-name="Standard"/>
      <text:p text:style-name="Standard">También podría hacerse con eventos como “<text:span text:style-name="T28">window.load” </text:span>en lugar de<text:span text:style-name="T28"> “document.body.load”</text:span>.</text:p>
      <text:list xml:id="list85826860374261" text:continue-numbering="true" text:style-name="WWNum3">
        <text:list-item>
          <text:list>
            <text:list-item>
              <text:p text:style-name="P39"><text:bookmark text:name="_kds7uq3qk2rm"/><text:s/>Obteniendo información del objeto event</text:p>
            </text:list-item>
          </text:list>
        </text:list-item>
      </text:list>
      <text:p text:style-name="Standard">Cuando se crea una función como manejador, al producirse el evento el navegador automáticamente manda como parámetro un objeto de tipo event.</text:p>
      <table:table table:name="Table7" table:style-name="Table7">
        <table:table-column table:style-name="Table7.A"/>
        <table:table-row table:style-name="Table7.1">
          <table:table-cell table:style-name="Table7.A1" office:value-type="string">
            <text:p text:style-name="P18"><text:span text:style-name="T35">function</text:span><text:span text:style-name="T34"> </text:span><text:span text:style-name="T36">mostrarMensaje</text:span><text:span text:style-name="T34">(evento){<text:line-break/><text:tab/>alert(evento.type);<text:line-break/>}<text:line-break/></text:span><text:span text:style-name="T37">document</text:span><text:span text:style-name="T34">.getElementById(</text:span><text:span text:style-name="T33">"miObjeto"</text:span><text:span text:style-name="T34">).onclick=mostrarMensaje;</text:span></text:p>
          </table:table-cell>
        </table:table-row>
      </table:table>
      <text:p text:style-name="Standard">Este objeto posee cierta información útil del evento que se ha producido. </text:p>
      <text:p text:style-name="Standard">Sus atributos más destacados son:</text:p>
      <text:list xml:id="list2045621811" text:style-name="WWNum4">
        <text:list-item>
          <text:p text:style-name="P29"><text:span text:style-name="T28">type</text:span>: dice el tipo de evento que es (“click”, “mouseover”, etc...). Devuelve el nombre del evento tal cual, sin el “on”. Es útil para hacer una función que maneje varios eventos.</text:p>
        </text:list-item>
        <text:list-item>
          <text:p text:style-name="P31"><text:span text:style-name="T28">keyCode</text:span>: en eventos de teclado, almacena el código de tecla de la tecla afectada por el evento. </text:p>
        </text:list-item>
        <text:list-item>
          <text:p text:style-name="P31"><text:span text:style-name="T28">clientX </text:span>/ <text:span text:style-name="T28">clientY</text:span>: en eventos del ratón, devuelve las coordenadas X e Y donde se encontraba el ratón, tomando como referencia al navegador.</text:p>
        </text:list-item>
        <text:list-item>
          <text:p text:style-name="P33"><text:span text:style-name="T28">screenX </text:span>/ <text:span text:style-name="T28">screenY</text:span>: en eventos del ratón, devuelve las coordenadas X e Y donde se encontraba el ratón, tomando como referencia la pantalla del ordenador.</text:p>
        </text:list-item>
      </text:list>
      <text:p text:style-name="Standard"><text:span text:style-name="T28">Ejemplo</text:span>:</text:p>
      <table:table table:name="Table8" table:style-name="Table8">
        <table:table-column table:style-name="Table8.A"/>
        <table:table-row table:style-name="Table8.1">
          <table:table-cell table:style-name="Table8.A1" office:value-type="string">
            <text:p text:style-name="P18"><text:span text:style-name="T35">function</text:span><text:span text:style-name="T34"> </text:span><text:span text:style-name="T36">mostrarMensaje</text:span><text:span text:style-name="T34">(evento){<text:line-break/><text:tab/></text:span><text:span text:style-name="T35">if</text:span><text:span text:style-name="T34">(evento.type==</text:span><text:span text:style-name="T33">"keyup"</text:span><text:span text:style-name="T34">){<text:line-break/><text:tab/><text:tab/>alert(evento.keyCode);<text:line-break/><text:tab/>}<text:line-break/><text:tab/></text:span><text:span text:style-name="T35">else</text:span><text:span text:style-name="T34"> </text:span><text:span text:style-name="T35">if</text:span><text:span text:style-name="T34">(evento.type==</text:span><text:span text:style-name="T33">"click"</text:span><text:span text:style-name="T34">){<text:line-break/><text:tab/><text:tab/>alert(evento.clientX+</text:span><text:span text:style-name="T33">" "</text:span><text:span text:style-name="T34">+evento.clientY);<text:tab/><text:line-break/><text:tab/>}<text:line-break/>}<text:line-break/></text:span><text:span text:style-name="T37">document</text:span><text:span text:style-name="T34">.getElementById(</text:span><text:span text:style-name="T33">"miObjeto"</text:span><text:span text:style-name="T34">).onclick=mostrarMensaje;<text:line-break/></text:span><text:span text:style-name="T37">document</text:span><text:span text:style-name="T34">.onkeyup=mostrarMensaje;</text:span></text:p>
          </table:table-cell>
        </table:table-row>
      </table:table>
      <text:list xml:id="list85825867453902" text:continue-list="list85826860374261" text:style-name="WWNum3">
        <text:list-item>
          <text:list>
            <text:list-item>
              <text:p text:style-name="P39"><text:bookmark text:name="_o92c8op7cfgl"/><text:s text:c="2"/>Manejadores de eventos desde código</text:p>
            </text:list-item>
          </text:list>
        </text:list-item>
      </text:list>
      <text:p text:style-name="Standard">Podemos asignar manejadores de eventos usando <text:span text:style-name="T28">addEventListener(evento,manejador)</text:span>.</text:p>
      <text:p text:style-name="Standard"><text:span text:style-name="T28">Ejemplo</text:span>:</text:p>
      <table:table table:name="Table9" table:style-name="Table9">
        <table:table-column table:style-name="Table9.A"/>
        <table:table-row table:style-name="Table9.1">
          <table:table-cell table:style-name="Table9.A1" office:value-type="string">
            <text:p text:style-name="P18"><text:span text:style-name="T35">function</text:span><text:span text:style-name="T34"> </text:span><text:span text:style-name="T36">mostrarMensaje</text:span><text:span text:style-name="T34">(evento){<text:line-break/><text:tab/></text:span><text:span text:style-name="T35">if</text:span><text:span text:style-name="T34">(evento.type==</text:span><text:span text:style-name="T33">"keyup"</text:span><text:span text:style-name="T34">){<text:line-break/><text:tab/><text:tab/>alert(evento.keyCode);<text:line-break/><text:tab/>}<text:line-break/><text:tab/></text:span><text:span text:style-name="T35">else</text:span><text:span text:style-name="T34"> </text:span><text:span text:style-name="T35">if</text:span><text:span text:style-name="T34">(evento.type==</text:span><text:span text:style-name="T33">"click"</text:span><text:span text:style-name="T34">){<text:line-break/><text:tab/><text:tab/>alert(evento.clientX+</text:span><text:span text:style-name="T33">" "</text:span><text:span text:style-name="T34">+evento.clientY);<text:tab/><text:line-break/><text:tab/>}<text:line-break/>}<text:line-break/></text:span><text:span text:style-name="T37">document</text:span><text:span text:style-name="T34">.getElementById(</text:span><text:span text:style-name="T33">"miObjeto"</text:span><text:span text:style-name="T34">).addEventListener(</text:span><text:span text:style-name="T33">"click"</text:span><text:span text:style-name="T34">,mostrarMensaje);<text:line-break/></text:span><text:span text:style-name="T37">document</text:span><text:span text:style-name="T34">.addEventListener(</text:span><text:span text:style-name="T33">"keyup"</text:span><text:span text:style-name="T34">,mostrarMensaje);<text:line-break/></text:span><text:span text:style-name="T37">document</text:span><text:span text:style-name="T34">.getElementById(</text:span><text:span text:style-name="T33">"miObjeto"</text:span><text:span text:style-name="T34">).addEventListener(</text:span><text:span text:style-name="T33">"dblclick"</text:span><text:span text:style-name="T34">,</text:span><text:span text:style-name="T35">function</text:span><text:span text:style-name="T34"> (){<text:line-break/> alert(</text:span><text:span text:style-name="T33">"Codigo metido directamente"</text:span><text:span text:style-name="T34">); });</text:span></text:p>
          </table:table-cell>
        </table:table-row>
      </table:table>
      <text:p text:style-name="Standard"/>
      <text:list xml:id="list85825974960767" text:continue-numbering="true" text:style-name="WWNum3">
        <text:list-item>
          <text:p text:style-name="P37"><text:bookmark text:name="_fa061inxp9tl"/>Drag and drop (arrastrar y soltar)</text:p>
        </text:list-item>
      </text:list>
      <text:p text:style-name="P26">Además de los eventos típicos tratados, existe un proceso (en el que entran en juego varios eventos) que es útil para el desarrollo de aplicaciones Web, el “Drag and Drop” (Arrastrar y soltar).</text:p>
      <text:p text:style-name="P26">En W3Schools podéis obtener teoría y ejemplos de esta técnica <text:a xlink:type="simple" xlink:href="https://www.w3schools.com/html/html5_draganddrop.asp" text:style-name="ListLabel_20_28" text:visited-style-name="ListLabel_20_28"><text:span text:style-name="T30">https://www.w3schools.com/html/html5_draganddrop.asp</text:span></text:a></text:p>
      <text:p text:style-name="P26"/>
      <text:p text:style-name="P26">Aquí un ejemplo completo:</text:p>
      <table:table table:name="Table10" table:style-name="Table10">
        <table:table-column table:style-name="Table10.A"/>
        <table:table-row table:style-name="Table10.1">
          <table:table-cell table:style-name="Table10.A1" office:value-type="string">
            <text:p text:style-name="P18"><text:span text:style-name="T34">&lt;!DOCTYPE HTML&gt;<text:line-break/></text:span><text:span text:style-name="T31">&lt;html&gt;</text:span><text:span text:style-name="T34"><text:line-break/></text:span><text:span text:style-name="T31">&lt;head&gt;</text:span><text:span text:style-name="T34"><text:line-break/></text:span><text:span text:style-name="T31">&lt;script&gt;</text:span><text:span text:style-name="T34"><text:line-break/></text:span><text:span text:style-name="T35">function</text:span><text:span text:style-name="T34"> </text:span><text:span text:style-name="T36">allowDrop</text:span><text:span text:style-name="T34">(ev) {<text:line-break/> <text:s/>ev.preventDefault();<text:line-break/>}<text:line-break/><text:line-break/></text:span><text:span text:style-name="T35">function</text:span><text:span text:style-name="T34"> </text:span><text:span text:style-name="T36">drag</text:span><text:span text:style-name="T34">(ev) {<text:line-break/> <text:s/>ev.dataTransfer.setData(</text:span><text:span text:style-name="T33">"text"</text:span><text:span text:style-name="T34">, ev.target.id);<text:line-break/>}<text:line-break/><text:line-break/></text:span><text:span text:style-name="T35">function</text:span><text:span text:style-name="T34"> </text:span><text:span text:style-name="T36">drop</text:span><text:span text:style-name="T34">(ev) {<text:line-break/> <text:s/>ev.preventDefault();<text:line-break/> <text:s/></text:span><text:span text:style-name="T35">var</text:span><text:span text:style-name="T34"> data = ev.dataTransfer.getData(</text:span><text:span text:style-name="T33">"text"</text:span><text:span text:style-name="T34">);<text:line-break/> <text:s/>ev.target.appendChild(</text:span><text:span text:style-name="T37">document</text:span><text:span text:style-name="T34">.getElementById(data));<text:line-break/>}<text:line-break/></text:span><text:span text:style-name="T31">&lt;/script&gt;</text:span><text:span text:style-name="T34"><text:line-break/></text:span><text:span text:style-name="T31">&lt;/head&gt;</text:span><text:span text:style-name="T34"><text:line-break/></text:span><text:span text:style-name="T31">&lt;body&gt;</text:span><text:span text:style-name="T34"><text:line-break/><text:line-break/></text:span><text:span text:style-name="T31">&lt;div </text:span><text:span text:style-name="T32">id</text:span><text:span text:style-name="T31">=</text:span><text:span text:style-name="T33">"div1"</text:span><text:span text:style-name="T31"> </text:span><text:span text:style-name="T32">ondrop</text:span><text:span text:style-name="T31">=</text:span><text:span text:style-name="T33">"drop(event)"</text:span><text:span text:style-name="T31"> </text:span><text:span text:style-name="T32">ondragover</text:span><text:span text:style-name="T31">=</text:span><text:span text:style-name="T33">"allowDrop(event)"</text:span><text:span text:style-name="T31">&gt;&lt;/div&gt;</text:span><text:span text:style-name="T34"><text:line-break/></text:span><text:span text:style-name="T31">&lt;img </text:span><text:span text:style-name="T32">id</text:span><text:span text:style-name="T31">=</text:span><text:span text:style-name="T33">"drag1"</text:span><text:span text:style-name="T31"> </text:span><text:span text:style-name="T32">src</text:span><text:span text:style-name="T31">=</text:span><text:span text:style-name="T33">"img_logo.gif"</text:span><text:span text:style-name="T31"> </text:span><text:span text:style-name="T32">draggable</text:span><text:span text:style-name="T31">=</text:span><text:span text:style-name="T33">"true"</text:span><text:span text:style-name="T31"> </text:span><text:span text:style-name="T32">ondragstart</text:span><text:span text:style-name="T31">=</text:span><text:span text:style-name="T33">"drag(event)"</text:span><text:span text:style-name="T31"> </text:span><text:span text:style-name="T32">width</text:span><text:span text:style-name="T31">=</text:span><text:span text:style-name="T33">"336"</text:span><text:span text:style-name="T31"> </text:span><text:span text:style-name="T32">height</text:span><text:span text:style-name="T31">=</text:span><text:span text:style-name="T33">"69"</text:span><text:span text:style-name="T31">&gt;</text:span><text:span text:style-name="T34"><text:line-break/><text:line-break/></text:span><text:span text:style-name="T31">&lt;/body&gt;</text:span><text:span text:style-name="T34"><text:line-break/></text:span><text:span text:style-name="T31">&lt;/html&gt;</text:span></text:p>
          </table:table-cell>
        </table:table-row>
      </table:table>
      <text:list xml:id="list85825672725991" text:continue-numbering="true" text:style-name="WWNum3">
        <text:list-item>
          <text:p text:style-name="P37"><text:bookmark text:name="_ech63litfpca"/>Bibliografía</text:p>
        </text:list-item>
      </text:list>
      <text:p text:style-name="P11"><text:span text:style-name="T9">[1] </text:span>Javascript Mozilla Developer <text:a xlink:type="simple" xlink:href="https://developer.mozilla.org/es/docs/Web/JavaScript" text:style-name="ListLabel_20_28" text:visited-style-name="ListLabel_20_28"><text:span text:style-name="T30">https://developer.mozilla.org/es/docs/Web/JavaScript</text:span></text:a></text:p>
      <text:p text:style-name="P11">[2] Javascript ES6 W3C <text:a xlink:type="simple" xlink:href="https://www.w3schools.com/js/js_es6.asp" text:style-name="ListLabel_20_28" text:visited-style-name="ListLabel_20_28"><text:span text:style-name="T30">https://www.w3schools.com/js/js_es6.asp</text:span></text:a></text:p>
      <text:p text:style-name="P11">[3] Referencia eventos Javascript <text:a xlink:type="simple" xlink:href="http://www.w3schools.com/jsref/dom_obj_event.asp" text:style-name="ListLabel_20_28" text:visited-style-name="ListLabel_20_28"><text:span text:style-name="T30">http://www.w3schools.com/jsref/dom_obj_event.asp</text:span></text:a></text:p>
      <text:list xml:id="list85825601729426" text:continue-numbering="true" text:style-name="WWNum3">
        <text:list-item>
          <text:p text:style-name="P36"><text:bookmark text:name="_g1qlmy5ta6mu"/>Autores (en orden alfabético)</text:p>
        </text:list-item>
      </text:list>
      <text:p text:style-name="P26">A continuación ofrecemos en orden alfabético el listado de autores que han hecho aportaciones a este documento:</text:p>
      <text:list xml:id="list2121824731" text:style-name="WWNum2">
        <text:list-item>
          <text:p text:style-name="P34">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UD0</text:span><text:span text:style-name="MT2">4</text:span><text:span text:style-name="MT1">. Event</text:span><text:span text:style-name="MT2">os</text:span></text:p>
      </style:header>
      <style:footer>
        <text:p text:style-name="MP2"><text:span text:style-name="MT1">CFGS. Desarrollo de Aplicaciones W</text:span><text:span text:style-name="MT2">eb</text:span><text:span text:style-name="MT1"><text:tab/><text:tab/></text:span><text:span text:style-name="MT2">UD04 - Página</text:span><text:span text:style-name="MT1">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image-count="2" meta:object-count="0" meta:page-count="3" meta:paragraph-count="100" meta:word-count="1200" meta:character-count="8808" meta:non-whitespace-character-count="7676"/>
    <meta:generator>LibreOfficeDev/6.0.5.2$Linux_X86_64 LibreOffice_project/</meta:generator>
  </office:meta>
</office:document-meta>
</file>